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4" style:parent-style-name="DefaultParagraphFont" style:family="text">
      <style:text-properties style:font-name="Cambria" style:font-name-complex="Calibri" fo:font-weight="bold" style:font-weight-asian="bold"/>
    </style:style>
    <style:style style:name="T5" style:parent-style-name="DefaultParagraphFont" style:family="text">
      <style:text-properties style:font-name="Cambria" style:font-name-complex="Calibri"/>
    </style:style>
    <style:style style:name="P6" style:parent-style-name="ListParagraph" style:list-style-name="WWNum1" style:family="paragraph"/>
    <style:style style:name="T7" style:parent-style-name="DefaultParagraphFont" style:family="text">
      <style:text-properties style:font-name="Cambria" style:font-name-complex="Calibri"/>
    </style:style>
    <style:style style:name="P8" style:parent-style-name="ListParagraph" style:list-style-name="WWNum1" style:family="paragraph"/>
    <style:style style:name="T9" style:parent-style-name="DefaultParagraphFont" style:family="text">
      <style:text-properties style:font-name="Cambria" style:font-name-complex="Calibri"/>
    </style:style>
    <style:style style:name="T10" style:parent-style-name="DefaultParagraphFont" style:family="text">
      <style:text-properties style:font-name="Cambria" style:font-name-complex="Calibri"/>
    </style:style>
    <style:style style:name="P11" style:parent-style-name="ListParagraph" style:list-style-name="WWNum1" style:family="paragraph"/>
    <style:style style:name="T12" style:parent-style-name="DefaultParagraphFont" style:family="text">
      <style:text-properties style:font-name="Cambria" style:font-name-complex="Calibri"/>
    </style:style>
    <style:style style:name="T13" style:parent-style-name="DefaultParagraphFont" style:family="text">
      <style:text-properties style:font-name="Cambria" style:font-name-complex="Calibri"/>
    </style:style>
    <style:style style:name="T14" style:parent-style-name="DefaultParagraphFont" style:family="text">
      <style:text-properties style:font-name="Cambria" style:font-name-complex="Calibri"/>
    </style:style>
    <style:style style:name="T15" style:parent-style-name="DefaultParagraphFont" style:family="text">
      <style:text-properties style:font-name="Cambria" style:font-name-complex="Calibri"/>
    </style:style>
    <style:style style:name="T16" style:parent-style-name="DefaultParagraphFont" style:family="text">
      <style:text-properties style:font-name="Cambria" style:font-name-complex="Calibri"/>
    </style:style>
    <style:style style:name="TableColumn18" style:family="table-column">
      <style:table-column-properties style:column-width="1.9756in" style:use-optimal-column-width="false"/>
    </style:style>
    <style:style style:name="TableColumn19" style:family="table-column">
      <style:table-column-properties style:column-width="1.0645in" style:use-optimal-column-width="false"/>
    </style:style>
    <style:style style:name="TableColumn20" style:family="table-column">
      <style:table-column-properties style:column-width="2.6125in" style:use-optimal-column-width="false"/>
    </style:style>
    <style:style style:name="TableColumn21" style:family="table-column">
      <style:table-column-properties style:column-width="1.6597in" style:use-optimal-column-width="false"/>
    </style:style>
    <style:style style:name="Table17" style:family="table">
      <style:table-properties style:width="7.3125in" fo:margin-left="-0.43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Row31" style:family="table-row">
      <style:table-row-properties style:min-row-height="1.018in"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Row40" style:family="table-row">
      <style:table-row-properties style:min-row-height="1.0618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Row49" style:family="table-row">
      <style:table-row-properties style:min-row-height="1.1118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P56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P57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P58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Row61" style:family="table-row">
      <style:table-row-properties style:min-row-height="1.0618in"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P68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P69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P70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Row73" style:family="table-row">
      <style:table-row-properties style:min-row-height="1.0368in"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P76" style:parent-style-name="Standard" style:family="paragraph">
      <style:paragraph-properties fo:margin-bottom="0in" fo:line-height="100%"/>
    </style:style>
    <style:style style:name="T77" style:parent-style-name="DefaultParagraphFont" style:family="text">
      <style:text-properties style:font-name="Cambria" style:font-name-complex="Calibri Light"/>
    </style:style>
    <style:style style:name="T78" style:parent-style-name="Hyperlink" style:family="text">
      <style:text-properties style:font-name="Cambria" style:font-name-complex="Calibri Light"/>
    </style:style>
    <style:style style:name="P79" style:parent-style-name="Standard" style:family="paragraph">
      <style:paragraph-properties fo:margin-bottom="0in" fo:line-height="100%"/>
    </style:style>
    <style:style style:name="T80" style:parent-style-name="DefaultParagraphFont" style:family="text">
      <style:text-properties style:font-name="Cambria" style:font-name-complex="Calibri Light"/>
    </style:style>
    <style:style style:name="T81" style:parent-style-name="Hyperlink" style:family="text">
      <style:text-properties style:font-name="Cambria" style:font-name-complex="Calibri Light"/>
    </style:style>
    <style:style style:name="T82" style:parent-style-name="Hyperlink" style:family="text">
      <style:text-properties style:font-name="Cambria" style:font-name-complex="Calibri Light"/>
    </style:style>
    <style:style style:name="P83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style:font-name="Cambria" style:font-name-complex="Calibri Ligh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style:font-name="Cambria" style:font-name-complex="Calibri Light"/>
    </style:style>
  </office:automatic-styles>
  <office:body>
    <office:text text:use-soft-page-breaks="true">
      <text:p text:style-name="P1"><text:span text:style-name="T4">Peer Evaluation</text:span></text:p>
      <text:p text:style-name="Standard"><text:span text:style-name="T5">As a group, honestly discuss each member’s contribution to your tutorial assignment. <text:s/></text:span></text:p>
      <text:list text:style-name="WWNum1">
        <text:list-item>
          <text:p text:style-name="P6"><text:span text:style-name="T7">If a group member has a made a full and equal contribution, award them 100%. <text:s/></text:span></text:p>
        </text:list-item>
        <text:list-item>
          <text:p text:style-name="P8"><text:span text:style-name="T9">If a member making half as much of a<text:s/></text:span><text:span text:style-name="T10">contribution as others, award them 50%. <text:s/></text:span></text:p>
        </text:list-item>
        <text:list-item>
          <text:p text:style-name="P11"><text:span text:style-name="T12">If a member has made no contribution, award them 0%. <text:s/></text:span></text:p>
        </text:list-item>
      </text:list>
      <text:p text:style-name="Standard"><text:span text:style-name="T13">Each member’s final grade on the assignment will be their % on this form of your team’s overall grade. <text:s/>So if your team gets 80% for your tutorial, a member ma</text:span><text:span text:style-name="T14">king a half contribution (50% on this form) will get a 40% on the assignment. <text:s/>A member making a 100% contribution will get an 80%.</text:span></text:p>
      <text:p text:style-name="Standard"><text:span text:style-name="T15">Complete this form as a team and fairly list the contribution of each member. <text:s/>Please sign and print this form and bring it<text:s/></text:span><text:span text:style-name="T16">to class on the date of your team’s tutorial.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Name of group member</text:p>
          </table:table-cell>
          <table:table-cell table:style-name="TableCell25">
            <text:p text:style-name="P26">% of Contribution</text:p>
          </table:table-cell>
          <table:table-cell table:style-name="TableCell27">
            <text:p text:style-name="P28">Evidence/Comments</text:p>
          </table:table-cell>
          <table:table-cell table:style-name="TableCell29">
            <text:p text:style-name="P30">Signature of group member</text:p>
          </table:table-cell>
        </table:table-row>
        <table:table-row table:style-name="TableRow31">
          <table:table-cell table:style-name="TableCell32">
            <text:p text:style-name="P33">Ethan Morrison</text:p>
          </table:table-cell>
          <table:table-cell table:style-name="TableCell34">
            <text:p text:style-name="P35">0%</text:p>
          </table:table-cell>
          <table:table-cell table:style-name="TableCell36">
            <text:p text:style-name="P37">Unable to contact to participate in the group project</text:p>
          </table:table-cell>
          <table:table-cell table:style-name="TableCell38">
            <text:p text:style-name="P39">N/a</text:p>
          </table:table-cell>
        </table:table-row>
        <table:table-row table:style-name="TableRow40">
          <table:table-cell table:style-name="TableCell41">
            <text:p text:style-name="P42">Christofer Cousins</text:p>
          </table:table-cell>
          <table:table-cell table:style-name="TableCell43">
            <text:p text:style-name="P44">100%</text:p>
          </table:table-cell>
          <table:table-cell table:style-name="TableCell45">
            <text:p text:style-name="P46">Coordinated croup<text:s/>members together and contributed to Ionic code and slides<text:s/>with demo</text:p>
          </table:table-cell>
          <table:table-cell table:style-name="TableCell47">
            <text:p text:style-name="P48">Christofer Cousins</text:p>
          </table:table-cell>
        </table:table-row>
        <table:table-row table:style-name="TableRow49">
          <table:table-cell table:style-name="TableCell50">
            <text:p text:style-name="P51">Adil Nabil</text:p>
          </table:table-cell>
          <table:table-cell table:style-name="TableCell52">
            <text:p text:style-name="P53">100%</text:p>
          </table:table-cell>
          <table:table-cell table:style-name="TableCell54">
            <text:p text:style-name="P55">Completed the Electron code and slides<text:s/>with demo</text:p>
            <text:p text:style-name="P56"/>
            <text:p text:style-name="P57"/>
            <text:p text:style-name="P58"/>
          </table:table-cell>
          <table:table-cell table:style-name="TableCell59">
            <text:p text:style-name="P60">Adil Nabil</text:p>
          </table:table-cell>
        </table:table-row>
        <table:table-row table:style-name="TableRow61">
          <table:table-cell table:style-name="TableCell62">
            <text:p text:style-name="P63">Sumair Rathore</text:p>
          </table:table-cell>
          <table:table-cell table:style-name="TableCell64">
            <text:p text:style-name="P65">100%</text:p>
          </table:table-cell>
          <table:table-cell table:style-name="TableCell66">
            <text:p text:style-name="P67">Refined google slides and<text:s/>presented<text:s/>them</text:p>
            <text:p text:style-name="P68"/>
            <text:p text:style-name="P69"/>
            <text:p text:style-name="P70"/>
          </table:table-cell>
          <table:table-cell table:style-name="TableCell71">
            <text:p text:style-name="P72">Sumair Rathore</text:p>
          </table:table-cell>
        </table:table-row>
        <table:table-row table:style-name="TableRow73">
          <table:table-cell table:style-name="TableCell74">
            <text:p text:style-name="P75">Links</text:p>
            <text:p text:style-name="P76"><text:span text:style-name="T77">Github:<text:s/></text:span><text:a xlink:href="https://github.com/csc530/cross-platform-nodeJS" office:target-frame-name="_top" xlink:show="replace"><text:span text:style-name="T78">https://github.com/csc530/cross-platform-nodeJS</text:span></text:a></text:p>
            <text:p text:style-name="P79"><text:span text:style-name="T80">Slides:<text:s/></text:span><text:a xlink:href="https://docs.google.com/presentation/d/1mrCHa_x_wUBHnZs0SjSHEFfMHkJ4BArG9Q6TYzwJ7nk/edit#slide=id.gf3bf63e19d_0_86" office:target-frame-name="_top" xlink:show="replace"><text:span text:style-name="T81">https://docs.google.com/</text:span><text:soft-page-break/><text:span text:style-name="T82">presentation/d/1mrCHa_x_wUBHnZs0SjSHEFfMHkJ4BArG9Q6TYzwJ7nk/edit#slide=id.gf3bf63e19d_0_86</text:span></text:a></text:p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font-name="Cambria" fo:color="#BFBFBF" fo:font-size="10pt" style:font-size-asian="10pt"/>
    </style:style>
    <style:style style:name="T3" style:parent-style-name="DefaultParagraphFont" style:family="text">
      <style:text-properties style:font-name="Cambria" fo:color="#BFBFBF" fo:font-size="10pt" style:font-size-asian="10pt"/>
    </style:style>
  </office:automatic-styles>
  <office:master-styles>
    <style:master-page style:name="MP0" style:page-layout-name="PL0">
      <style:header>
        <text:p text:style-name="Header"><text:span text:style-name="T2">COMP2106 Tutorial Peer Evaluation</text:span></text:p>
        <text:p text:style-name="Header"><text:span text:style-name="T3">Rich Freeman - Georgian Colleg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arlene Di danieli</meta:initial-creator>
    <dc:creator>Christofer Cousins</dc:creator>
    <meta:creation-date>2017-03-20T15:42:00Z</meta:creation-date>
    <dc:date>2022-04-11T22:20:00Z</dc:date>
    <meta:template xlink:href="Normal.dotm" xlink:type="simple"/>
    <meta:editing-cycles>14</meta:editing-cycles>
    <meta:editing-duration>PT1800S</meta:editing-duration>
    <meta:user-defined meta:name="AppVersion">16.0000</meta:user-defined>
    <meta:user-defined meta:name="Company">DC</meta:user-defined>
    <meta:document-statistic meta:page-count="2" meta:paragraph-count="3" meta:word-count="240" meta:character-count="1611" meta:row-count="11" meta:non-whitespace-character-count="1374"/>
  </office:meta>
</office:document-meta>
</file>